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DINExp" svg:font-family="D-DINExp, 'DM Sans', apple-system, BlinkMacSystemFont, 'Segoe UI', Roboto, 'Helvetica Neue', Arial, 'Noto Sans', sans-serif, 'Apple Color Emoji', 'Segoe UI Emoji', 'Segoe UI Symbol', 'Noto Color Emoj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f00ff" loext:opacity="100%"/>
    </style:style>
    <style:style style:name="P2" style:family="paragraph" style:parent-style-name="Standard">
      <style:text-properties officeooo:rsid="000d5188" officeooo:paragraph-rsid="000d5188"/>
    </style:style>
    <style:style style:name="P3"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06081f" loext:opacity="88%" style:font-name="D-DINExp"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https://docs.google.com/forms/d/e/1FAIpQLSf5nsRHrTw9iFKeTlvIL6JEkFCUDBmy4DRr7ZNwsOwL0zeNLw/formResponse</text:p>
      <text:p text:style-name="Standard"/>
      <text:p text:style-name="P2">Internship link</text:p>
      <text:p text:style-name="P2"/>
      <text:p text:style-name="P2"/>
      <text:p text:style-name="Standard"/>
      <text:p text:style-name="Standard"/>
      <text:p text:style-name="Standard">I have made an E-commerce website which is used for selling products online. I have used HTML, CSS,javascript and php . I have also integrated the database using mySQL. I have mad this dynamic website to learn about how we can serve digitally. I have used canva for designing the posters. </text:p>
      <text:p text:style-name="Standard">The main objective of the project to to let others get a free well build dynamic website that let sellers to sell their product on rent <text:s/>instead of putting into the store and loosing the trend. I believe giving dresses on rent is good option to let the customer use it to give themself a new look on every occasion at just cost of <text:s/>Rs100 + delivery.</text:p>
      <text:p text:style-name="Standard"/>
      <text:p text:style-name="Standard">I find this helpful for sellers because many E-commerce companies charges including tax + delivery from the sellers even after when product is returned. <text:s/>Sellers are getting no banefit. </text:p>
      <text:p text:style-name="Standard"/>
      <text:p text:style-name="Standard">As in a country like India, people know very well how to take advantages of customers service. There are many people who buy the product use it for 6 days and return it by raising the question of quality. They do this because they don't want to reuse the same thing again.</text:p>
      <text:p text:style-name="Standard">Nowaday , noone wants to repeat the same dress on different festivals.</text:p>
      <text:p text:style-name="Standard"/>
      <text:p text:style-name="Standard">Keeping all this in mind , I found a solution to help both sellers in loss and customers trending style by selling products at rent at affordable cost . In market rental cost is very high and they don't maintain the cleaniness and hygience and cloths are smelly too . hence noone buy cloths at rent and they prefer to buy new and it causes many waste in the environment.</text:p>
      <text:p text:style-name="Standard"/>
      <text:p text:style-name="Standard">I believe , rental products should be made hygienic before giving it to any customer which helps to improve both customer perception and environment health.</text:p>
      <text:p text:style-name="Standard"/>
      <text:p text:style-name="Standard">I'm eager to continue developing my project and dedicated to shifting public perspectives. The experience I gain during this internship will be instrumental in its success. My goal is to minimize resource waste from overproduction, ensuring that products are readily accessible and valued by users instead of being neglected. To achieve this, the project requires strategic marketing and a committed team to maintain the highest hygiene standards of reusable products.</text:p>
      <text:p text:style-name="Standard"/>
      <text:p text:style-name="Standard"/>
      <text:p text:style-name="Standard"/>
      <text:p text:style-name="Standard"/>
      <text:p text:style-name="Standard"/>
      <text:p text:style-name="P3"><text:span text:style-name="T1">The government has many beneficial projects, but they aren't well-advertised. There's a lack of public awareness. If I had the opportunity to work on a government project, I would promote it by creating engaging videos showcasing its benefits and sharing them widely on social media. My goal would be to generate public discussion and make the project successful. To make the videos more appealing, I would use comedians to convey the message in an entertaining way, as simple statements about the project often don't have a significant impact.</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DINExp" svg:font-family="D-DINExp, 'DM Sans', apple-system, BlinkMacSystemFont, 'Segoe UI', Roboto, 'Helvetica Neue', Arial, 'Noto Sans', sans-serif, 'Apple Color Emoji', 'Segoe UI Emoji', 'Segoe UI Symbol', 'Noto Color Emoj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4T11:26:54.932000000</meta:creation-date>
    <dc:date>2025-03-08T00:08:06.397000000</dc:date>
    <meta:editing-duration>PT1H9M50S</meta:editing-duration>
    <meta:editing-cycles>4</meta:editing-cycles>
    <meta:generator>LibreOffice/24.8.5.2$Windows_X86_64 LibreOffice_project/fddf2685c70b461e7832239a0162a77216259f22</meta:generator>
    <meta:document-statistic meta:table-count="0" meta:image-count="0" meta:object-count="0" meta:page-count="1" meta:paragraph-count="11" meta:word-count="467" meta:character-count="2823" meta:non-whitespace-character-count="2361"/>
  </office:meta>
</office:document-meta>
</file>